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ResponseWriter.write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.writeAttribute( String name ,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.writeJavascrip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bagoResponseWriter.writeClassAttribute( String css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.writeStyleAttribut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.startJava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bagoResponseWriter.getContentTypeWithChar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obagoResponseWriter.writeIdAttribute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.writeClassAttribute( StyleClasses style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.start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.writeAttribute( String name , boolean 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obagoResponseWriter.endJava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bagoResponseWriter.writeAttributeFromComponent( String name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.writeTextFromComponent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.writeNam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bagoResponseWriter.writeStyleAttribute( HtmlStyleMap sty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